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draw:marker-start-width="0.45cm" draw:marker-end-width="0.45cm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45cm" draw:marker-end-width="0.45cm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45cm" draw:marker-end-width="0.45cm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17cm" svg:height="9.5cm" svg:x="1.9cm" svg:y="1.5cm">
            <text:p text:style-name="P2"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.9cm" svg:y1="4cm" svg:x2="18.9cm" svg:y2="4cm">
            <text:p text:style-name="P2"/>
          </draw:line>
        </draw:g>
        <draw:frame draw:style-name="gr3" draw:layer="layout" svg:width="7.622cm" svg:height="1.195cm" svg:x="6.3cm" svg:y="2.1cm">
          <draw:text-box>
            <text:p text:style-name="P2">High performance journal</text:p>
          </draw:text-box>
        </draw:frame>
        <draw:frame draw:style-name="gr3" draw:layer="layout" svg:width="3.825cm" svg:height="1.195cm" svg:x="8.1cm" svg:y="6.712cm">
          <draw:text-box>
            <text:p text:style-name="P2">JBM Server</text:p>
          </draw:text-box>
        </draw:frame>
        <draw:custom-shape draw:style-name="gr4" draw:text-style-name="P1" draw:layer="layout" svg:width="5cm" svg:height="3.5cm" svg:x="2cm" svg:y="17.5cm">
          <text:p text:style-name="P3">Core 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.5cm" svg:x="13.9cm" svg:y="17.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.5cm" svg:x="2cm" svg:y="21.5cm">
          <text:p text:style-name="P2"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5cm" svg:y1="17.5cm" svg:x2="16.5cm" svg:y2="11cm">
          <text:p text:style-name="P2"/>
        </draw:line>
        <draw:line draw:style-name="gr2" draw:text-style-name="P1" draw:layer="layout" svg:x1="4.5cm" svg:y1="21.5cm" svg:x2="4.5cm" svg:y2="21cm">
          <text:p text:style-name="P2"/>
        </draw:line>
        <draw:line draw:style-name="gr5" draw:text-style-name="P1" draw:layer="layout" svg:x1="4.5cm" svg:y1="17.5cm" svg:x2="4.5cm" svg:y2="11cm">
          <text:p text:style-name="P2"/>
        </draw:line>
        <draw:frame draw:style-name="gr3" draw:layer="layout" svg:width="3.525cm" svg:height="1.195cm" svg:x="14.7cm" svg:y="18.7cm">
          <draw:text-box>
            <text:p text:style-name="P2">Core client</text:p>
          </draw:text-box>
        </draw:frame>
        <draw:frame draw:style-name="gr3" draw:layer="layout" svg:width="3.851cm" svg:height="1.195cm" svg:x="2.6cm" svg:y="21.7cm">
          <draw:text-box>
            <text:p text:style-name="P2">JMS facade</text:p>
          </draw:text-box>
        </draw:frame>
        <draw:custom-shape draw:style-name="gr6" draw:text-style-name="P1" draw:layer="layout" svg:width="5cm" svg:height="4cm" svg:x="2cm" svg:y="24cm">
          <text:p text:style-name="P3">User applicat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4cm" svg:x="14cm" svg:y="24cm">
          <text:p text:style-name="P2"/>
          <draw:enhanced-geometry svg:viewBox="0 0 21600 21600" draw:type="rectangle" draw:enhanced-path="M 0 0 L 21600 0 21600 21600 0 21600 0 0 Z N"/>
        </draw:custom-shape>
        <draw:frame draw:style-name="gr3" draw:layer="layout" svg:width="5.04cm" svg:height="1.195cm" svg:x="14cm" svg:y="25.4cm">
          <draw:text-box>
            <text:p text:style-name="P2">User application</text:p>
          </draw:text-box>
        </draw:frame>
        <draw:line draw:style-name="gr2" draw:text-style-name="P1" draw:layer="layout" svg:x1="4.5cm" svg:y1="24cm" svg:x2="4.5cm" svg:y2="23cm">
          <text:p text:style-name="P2"/>
        </draw:line>
        <draw:line draw:style-name="gr2" draw:text-style-name="P1" draw:layer="layout" svg:x1="16.5cm" svg:y1="24cm" svg:x2="16.5cm" svg:y2="21cm">
          <text:p text:style-name="P2"/>
        </draw:line>
      </draw:page>
      <draw:page draw:name="page2" draw:style-name="dp1" draw:master-page-name="Default">
        <office:forms form:automatic-focus="false" form:apply-design-mode="false"/>
        <draw:custom-shape draw:style-name="gr4" draw:text-style-name="P1" draw:layer="layout" svg:width="17cm" svg:height="8.5cm" svg:x="2cm" svg:y="11.7cm">
          <text:p text:style-name="P3">JBM Serv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cm" svg:height="8.5cm" svg:x="2cm" svg:y="1.8cm">
          <text:p text:style-name="P3">JEE Application Serv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cm" svg:height="5.8cm" svg:x="6.8cm" svg:y="7.8cm">
          <text:p text:style-name="P3">JCA adapto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cm" svg:height="2.5cm" svg:x="2.5cm" svg:y="2.5cm">
          <text:p text:style-name="P3">MDB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cm" svg:height="2.5cm" svg:x="8cm" svg:y="2.5cm">
          <text:p text:style-name="P3">Servlet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cm" svg:height="2.5cm" svg:x="13.5cm" svg:y="2.5cm">
          <text:p text:style-name="P3">EJB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9-05-07T14:20:42</meta:creation-date>
    <dc:date>2009-05-07T14:58:27</dc:date>
    <meta:editing-cycles>6</meta:editing-cycles>
    <meta:editing-duration>PT37M47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